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BiauKaiHK" svg:font-family="BiauKaiH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text-position="-8% 58%" fo:font-size="12pt"/>
    </style:style>
    <style:style style:name="T1" style:family="text">
      <style:text-properties fo:font-size="12pt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8% 58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-8% 58%" fo:font-size="12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_20__28_Rounded_29_" draw:marker-end="Arrow_20_short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start="Concave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Dash_20__28_Rounded_29_" draw:marker-end="Arrow_20_short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2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Dot"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1" draw:style-name="gr12" draw:text-style-name="P4" svg:x1="5.7866in" svg:y1="1.0669in" svg:x2="5.802in" svg:y2="1.9567in"><text:p/></draw:line><draw:frame text:anchor-type="paragraph" draw:z-index="1" draw:name="Text Frame 1" draw:style-name="gr7" draw:text-style-name="P5" svg:width="0.4043in" svg:height="0.2807in" svg:x="5.6453in" svg:y="0.9874in"><draw:text-box><text:p><text:span text:style-name="T1">P</text:span><text:span text:style-name="T5">i</text:span></text:p></draw:text-box></draw:frame><draw:frame text:anchor-type="paragraph" draw:z-index="2" draw:name="Text Frame 2" draw:style-name="gr5" draw:text-style-name="P1" svg:width="0.5512in" svg:height="0.2606in" svg:x="5.5181in" svg:y="1.7752in"><draw:text-box><text:p>P’<text:span text:style-name="T3">i+i</text:span></text:p></draw:text-box></draw:frame><draw:line text:anchor-type="paragraph" draw:z-index="4" draw:name="Line 2" draw:style-name="gr3" draw:text-style-name="P3" svg:x1="5.8in" svg:y1="1.0665in" svg:x2="4.6764in" svg:y2="1.0618in"><text:p/></draw:line><draw:frame text:anchor-type="paragraph" draw:z-index="5" draw:name="Text Frame 4" draw:style-name="gr11" draw:text-style-name="P1" svg:width="0.8189in" svg:height="0.2268in" svg:x="4.8264in" svg:y="0.898in"><draw:text-box><text:p>x v<text:span text:style-name="T3">i</text:span><text:span text:style-name="T6"> </text:span><text:span text:style-name="T7">Inward</text:span></text:p></draw:text-box></draw:frame><draw:frame text:anchor-type="paragraph" draw:z-index="3" draw:name="Text Frame 3" draw:style-name="gr5" draw:text-style-name="P1" svg:width="0.2661in" svg:height="0.2606in" svg:x="5.6362in" svg:y="1.2264in"><draw:text-box><text:p>v<text:span text:style-name="T3">i</text:span></text:p></draw:text-box></draw:frame><draw:line text:anchor-type="paragraph" draw:z-index="6" draw:name="Line 3" draw:style-name="gr10" draw:text-style-name="P3" svg:x1="5.7846in" svg:y1="1.0669in" svg:x2="5.7846in" svg:y2="0.248in"><text:p/></draw:line><draw:frame text:anchor-type="paragraph" draw:z-index="7" draw:name="Text Frame 5" draw:style-name="gr5" draw:text-style-name="P1" svg:width="0.5512in" svg:height="0.2606in" svg:x="5.5339in" svg:y="0.2634in"><draw:text-box><text:p>P<text:span text:style-name="T3">i+i</text:span></text:p></draw:text-box></draw:frame><draw:path text:anchor-type="paragraph" draw:z-index="8" draw:name="Bézier curve 1" draw:style-name="gr9" draw:text-style-name="P4" svg:width="0.511in" svg:height="0.3228in" draw:transform="skewX (0.667588438887831) rotate (-0.667064840112233) translate (5.77798284957121in 0.81344283336085in)" svg:viewBox="0 0 1299 821" svg:d="M1299 821c-1571-8-1277-821-1277-821l24 16"><text:p/></draw:path><draw:line text:anchor-type="paragraph" draw:z-index="9" draw:name="Line 7" draw:style-name="gr8" draw:text-style-name="P4" svg:x1="1.5453in" svg:y1="1.1071in" svg:x2="1.5606in" svg:y2="1.9969in"><text:p/></draw:line><draw:frame text:anchor-type="paragraph" draw:z-index="10" draw:name="Text Frame 10" draw:style-name="gr7" draw:text-style-name="P5" svg:width="0.4043in" svg:height="0.2807in" svg:x="1.4035in" svg:y="1.028in"><draw:text-box><text:p><text:span text:style-name="T1">P</text:span><text:span text:style-name="T5">i</text:span></text:p></draw:text-box></draw:frame><draw:frame text:anchor-type="paragraph" draw:z-index="11" draw:name="Text Frame 11" draw:style-name="gr5" draw:text-style-name="P1" svg:width="0.5512in" svg:height="0.2606in" svg:x="1.2764in" svg:y="1.8154in"><draw:text-box><text:p>P<text:span text:style-name="T3">i+i</text:span></text:p></draw:text-box></draw:frame><draw:frame text:anchor-type="paragraph" draw:z-index="12" draw:name="Text Frame 12" draw:style-name="gr5" draw:text-style-name="P1" svg:width="0.2661in" svg:height="0.2606in" svg:x="1.3945in" svg:y="1.2665in"><draw:text-box><text:p>v<text:span text:style-name="T3">i</text:span></text:p></draw:text-box></draw:frame><draw:line text:anchor-type="paragraph" draw:z-index="13" draw:name="Line 8" draw:style-name="gr3" draw:text-style-name="P3" svg:x1="1.5583in" svg:y1="1.1071in" svg:x2="2.7102in" svg:y2="1.1071in"><text:p/></draw:line><draw:frame text:anchor-type="paragraph" draw:z-index="16" draw:name="Text Frame 14" draw:style-name="gr5" draw:text-style-name="P1" svg:width="0.5512in" svg:height="0.2606in" svg:x="1.2925in" svg:y="0.3035in"><draw:text-box><text:p>P<text:span text:style-name="T2">’</text:span><text:span text:style-name="T3">i+i</text:span></text:p></draw:text-box></draw:frame><draw:path text:anchor-type="paragraph" draw:z-index="17" draw:name="Bézier curve 3" draw:style-name="gr4" draw:text-style-name="P4" svg:width="0.4177in" svg:height="0.2681in" draw:transform="skewX (-0.376991118430775) rotate (0.856782129804016) translate (1.28905638724184in 1.21283553246238in)" svg:viewBox="0 0 1062 682" svg:d="M0 682c1285-3 1044-682 1044-682l-19 13"><text:p/></draw:path><draw:frame text:anchor-type="paragraph" draw:z-index="14" draw:name="Text Frame 13" draw:style-name="gr6" draw:text-style-name="P1" svg:width="0.7551in" svg:height="0.274in" svg:x="1.9209in" svg:y="0.9382in"><draw:text-box><text:p><text:span text:style-name="T4">Inward </text:span>x v<text:span text:style-name="T3">i</text:span></text:p></draw:text-box></draw:frame><draw:line text:anchor-type="paragraph" draw:z-index="15" draw:name="Line 9" draw:style-name="gr3" draw:text-style-name="P3" svg:x1="1.5429in" svg:y1="1.1071in" svg:x2="1.5429in" svg:y2="0.2882in"><text:p/></draw:line><draw:line text:anchor-type="paragraph" draw:z-index="18" draw:name="Line 4" draw:style-name="gr3" draw:text-style-name="P3" svg:x1="1.5429in" svg:y1="1.1067in" svg:x2="2.0075in" svg:y2="0.4402in"><text:p/></draw:line><draw:frame text:anchor-type="paragraph" draw:z-index="19" draw:name="Text Frame 6" draw:style-name="gr2" draw:text-style-name="P1" svg:width="0.2661in" svg:height="0.213in" svg:x="1.7638in" svg:y="0.4402in"><draw:text-box><text:p>Q</text:p></draw:text-box></draw:frame><draw:line text:anchor-type="paragraph" draw:z-index="20" draw:name="Line 5" draw:style-name="gr3" draw:text-style-name="P3" svg:x1="5.8in" svg:y1="1.0665in" svg:x2="5.2201in" svg:y2="1.7539in"><text:p/></draw:line><draw:frame text:anchor-type="paragraph" draw:z-index="21" draw:name="Text Frame 7" draw:style-name="gr2" draw:text-style-name="P1" svg:width="0.2661in" svg:height="0.213in" svg:x="5.2201in" svg:y="1.4075in"><draw:text-box><text:p>Q</text:p></draw:text-box></draw:frame><draw:frame text:anchor-type="paragraph" draw:z-index="22" draw:name="Text Frame 8" draw:style-name="gr2" draw:text-style-name="P2" svg:width="0.2661in" svg:height="0.213in" svg:x="1.6528in" svg:y="1.0146in"><draw:text-box><text:p><text:span text:style-name="T1">Θ</text:span></text:p></draw:text-box></draw:frame><draw:frame text:anchor-type="paragraph" draw:z-index="23" draw:name="Text Frame 9" draw:style-name="gr1" draw:text-style-name="P1" svg:width="0.3087in" svg:height="0.2433in" svg:x="5.5339in" svg:y="0.8189in"><draw:text-box><text:p>Θ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BiauKaiHK" svg:font-family="BiauKaiH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_20_short" draw:display-name="Arrow short" svg:viewBox="0 0 20 13" svg:d="M0 13l10-13 10 13z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draw:stroke-dash draw:name="Dash_20__28_Rounded_29_" draw:display-name="Dash (Rounded)" draw:style="round" draw:dots1="1" draw:dots1-length="114%" draw:distance="113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9T10:19:30.119322363</meta:creation-date>
    <dc:date>2023-07-15T12:04:12.897443594</dc:date>
    <meta:editing-duration>PT1H6M25S</meta:editing-duration>
    <meta:editing-cycles>7</meta:editing-cycles>
    <meta:generator>LibreOffice/7.2.6.2$MacOSX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